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43in"/>
    </style:style>
    <style:style style:name="co2" style:family="table-column">
      <style:table-column-properties fo:break-before="auto" style:column-width="4.3744in"/>
    </style:style>
    <style:style style:name="co3" style:family="table-column">
      <style:table-column-properties fo:break-before="auto" style:column-width="1.5327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style:text-underline-style="none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underline-style="none"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iles from agonistes-omit folder that maybe be useful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Files from omit-folder that could be kept</text:p>
          </table:table-cell>
          <table:table-cell/>
          <table:table-cell office:value-type="string" calcext:value-type="string">
            <text:p>Other notes:</text:p>
          </table:table-cell>
          <table:table-cell office:value-type="string" calcext:value-type="string">
            <text:p>More than 1 good?</text:p>
          </table:table-cell>
          <table:table-cell office:value-type="string" calcext:value-type="string">
            <text:p>Moved to "keep” folder</text:p>
          </table:table-cell>
        </table:table-row>
        <table:table-row table:style-name="ro1">
          <table:table-cell table:style-name="ce4" office:value-type="string" calcext:value-type="string">
            <text:p>Not: all autozooid/feature numbers should refer to the nrs given by DeepBryo in default settings, saved image orientation, and 5 padding all around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ile name:</text:p>
          </table:table-cell>
          <table:table-cell office:value-type="string" calcext:value-type="string">
            <text:p>Notes about autozooids that might be good: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HL.049.BLEED074.jpg</text:p>
          </table:table-cell>
          <table:table-cell office:value-type="string" calcext:value-type="string">
            <text:p>Autozooid 8, 2, maybe 18 (from broken edge of colony) okay. <text:s/>10 and 11 are showing up strangely without ovicell masks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HL.050.BLEED074.jpg</text:p>
          </table:table-cell>
          <table:table-cell office:value-type="string" calcext:value-type="string">
            <text:p>Autozooid nr 2 maybe okay but ovicell seems overestimated. </text:p>
          </table:table-cell>
          <table:table-cell office:value-type="string" calcext:value-type="string">
            <text:p>100 magn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HR.4522.jpg</text:p>
          </table:table-cell>
          <table:table-cell office:value-type="string" calcext:value-type="string">
            <text:p>Autozooid 1 if necessary, but at a slight angle and avicularia sl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532.jpg</text:p>
          </table:table-cell>
          <table:table-cell office:value-type="string" calcext:value-type="string">
            <text:p>Autozooid 3 if needed but maybe at an ang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535.jpg</text:p>
          </table:table-cell>
          <table:table-cell office:value-type="string" calcext:value-type="string">
            <text:p>If necessary Autozooid 7 and maybe nr 1 (at an angl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640.jpg</text:p>
          </table:table-cell>
          <table:table-cell office:value-type="string" calcext:value-type="string">
            <text:p>Autozooid 12 and 6 are okay. 8 and 9 have avicularia that are not great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4648.jpg</text:p>
          </table:table-cell>
          <table:table-cell office:value-type="string" calcext:value-type="string">
            <text:p>If needed maybe autozooid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660.jpg</text:p>
          </table:table-cell>
          <table:table-cell office:value-type="string" calcext:value-type="string">
            <text:p>Maybe autozooid 1 but gap between ovicell and autozooid are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678.jpg</text:p>
          </table:table-cell>
          <table:table-cell office:value-type="string" calcext:value-type="string">
            <text:p>If needed autozooid 10, but avicularia not perf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691.jpg</text:p>
          </table:table-cell>
          <table:table-cell office:value-type="string" calcext:value-type="string">
            <text:p>Autozooid 0 and 9 if not too much of an angle</text:p>
          </table:table-cell>
          <table:table-cell office:value-type="string" calcext:value-type="string">
            <text:p>See screenshot</text:p>
          </table:table-cell>
          <table:table-cell office:value-type="string" calcext:value-type="string">
            <text:p>Maybe 2</text:p>
          </table:table-cell>
          <table:table-cell/>
        </table:table-row>
        <table:table-row table:style-name="ro1">
          <table:table-cell office:value-type="string" calcext:value-type="string">
            <text:p>MHR.4707.jpg</text:p>
          </table:table-cell>
          <table:table-cell office:value-type="string" calcext:value-type="string">
            <text:p>If needed, maybe autozooid nr 3, but orifice and avicularia are not perf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720.jpg</text:p>
          </table:table-cell>
          <table:table-cell office:value-type="string" calcext:value-type="string">
            <text:p>Autozooid 3 and 8 might be okay (don’t have aviculari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736.jpg</text:p>
          </table:table-cell>
          <table:table-cell office:value-type="string" calcext:value-type="string">
            <text:p>If needed, 13, 7, 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748.jpg</text:p>
          </table:table-cell>
          <table:table-cell office:value-type="string" calcext:value-type="string">
            <text:p>If needed autozooid 1, but not perf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766.jpg</text:p>
          </table:table-cell>
          <table:table-cell office:value-type="string" calcext:value-type="string">
            <text:p>If needed, maybe nr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773.jpg</text:p>
          </table:table-cell>
          <table:table-cell office:value-type="string" calcext:value-type="string">
            <text:p>Autozooid nr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775.jpg</text:p>
          </table:table-cell>
          <table:table-cell office:value-type="string" calcext:value-type="string">
            <text:p>Maybe nr 3 if nee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803.jpg</text:p>
          </table:table-cell>
          <table:table-cell office:value-type="string" calcext:value-type="string">
            <text:p>Maybe nr 2 if nee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805.jpg</text:p>
          </table:table-cell>
          <table:table-cell office:value-type="string" calcext:value-type="string">
            <text:p>Maybe nr 11 if needed, nr 18 has a gap between ovicell and autozoo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4819.jpg</text:p>
          </table:table-cell>
          <table:table-cell office:value-type="string" calcext:value-type="string">
            <text:p>Autozooid 13 if nee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090.jpg</text:p>
          </table:table-cell>
          <table:table-cell office:value-type="string" calcext:value-type="string">
            <text:p>Autozooid 3 and 1 if needed but at an angle and avicularia not gre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099.jpg</text:p>
          </table:table-cell>
          <table:table-cell office:value-type="string" calcext:value-type="string">
            <text:p>If needed autozooid 0 but avicularia is not so goo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279.jpg</text:p>
          </table:table-cell>
          <table:table-cell office:value-type="string" calcext:value-type="string">
            <text:p>If needed, nr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393.jpg</text:p>
          </table:table-cell>
          <table:table-cell office:value-type="string" calcext:value-type="string">
            <text:p>If needed, nr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483.jpg</text:p>
          </table:table-cell>
          <table:table-cell office:value-type="string" calcext:value-type="string">
            <text:p>Autozooid 10 if nee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510.jpg</text:p>
          </table:table-cell>
          <table:table-cell office:value-type="string" calcext:value-type="string">
            <text:p>Autozooid 0 if needed but area slop and angle may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512.jpg</text:p>
          </table:table-cell>
          <table:table-cell office:value-type="string" calcext:value-type="string">
            <text:p>Maybe 12 and 9 if needed but some area sl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527.jpg</text:p>
          </table:table-cell>
          <table:table-cell office:value-type="string" calcext:value-type="string">
            <text:p>Autozooid 5 and 12 (nr 13 isn’t on the same level)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5551.jpg</text:p>
          </table:table-cell>
          <table:table-cell office:value-type="string" calcext:value-type="string">
            <text:p>If needed nr 7 but area sl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582.jpg</text:p>
          </table:table-cell>
          <table:table-cell office:value-type="string" calcext:value-type="string">
            <text:p>Autozooid 11 but area around ovicell slopp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586.jpg</text:p>
          </table:table-cell>
          <table:table-cell office:value-type="string" calcext:value-type="string">
            <text:p>Autozooid nr 32 may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588.jpg</text:p>
          </table:table-cell>
          <table:table-cell office:value-type="string" calcext:value-type="string">
            <text:p>Autozooid 12 at edge of image ok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662.jpg</text:p>
          </table:table-cell>
          <table:table-cell office:value-type="string" calcext:value-type="string">
            <text:p>Autozooid 6 if angle is ok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697.jpg</text:p>
          </table:table-cell>
          <table:table-cell office:value-type="string" calcext:value-type="string">
            <text:p>Maybe autozooid 0 can be used but it’s out of focus – may mess with sca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797.jpg</text:p>
          </table:table-cell>
          <table:table-cell office:value-type="string" calcext:value-type="string">
            <text:p>Autozooid nr 3 might be ok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917.jpg</text:p>
          </table:table-cell>
          <table:table-cell office:value-type="string" calcext:value-type="string">
            <text:p>Autozooid 0 if angle is ok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918.jpg</text:p>
          </table:table-cell>
          <table:table-cell office:value-type="string" calcext:value-type="string">
            <text:p>Autozooid 3 might be okay. Autozooid 20 is too close to ancestr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921.jpg</text:p>
          </table:table-cell>
          <table:table-cell office:value-type="string" calcext:value-type="string">
            <text:p>Autozooid nr 1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5999.jpg</text:p>
          </table:table-cell>
          <table:table-cell office:value-type="string" calcext:value-type="string">
            <text:p>Autozooids 1, 5, 9, 11, 12, 18, 23 etc, Meghan agrees 17 is borderline but include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013.jpg</text:p>
          </table:table-cell>
          <table:table-cell office:value-type="string" calcext:value-type="string">
            <text:p>Maybe nr 13 (nr 4 crosses the edge of the imag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020.jpg</text:p>
          </table:table-cell>
          <table:table-cell office:value-type="string" calcext:value-type="string">
            <text:p>Autozooids 4, 10, 32 12 has gap around ovicell. None are perfect.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6023.jpg</text:p>
          </table:table-cell>
          <table:table-cell office:value-type="string" calcext:value-type="string">
            <text:p>Autozooid nr 3 has one row between ancestrula. Nr 4 has wrong mask shap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370.jpg</text:p>
          </table:table-cell>
          <table:table-cell office:value-type="string" calcext:value-type="string">
            <text:p>Autozooid 1 might be okay but area may be overestimated on the side that is at the edge of the colo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374.jpg</text:p>
          </table:table-cell>
          <table:table-cell office:value-type="string" calcext:value-type="string">
            <text:p>Autozooid 2 and 17 could be okay if nee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379.jpg</text:p>
          </table:table-cell>
          <table:table-cell office:value-type="string" calcext:value-type="string">
            <text:p>Autozooids 0, 1, 4, 10, 11, 15. 10 has a gap with the ovicell.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83.jpg</text:p>
          </table:table-cell>
          <table:table-cell office:value-type="string" calcext:value-type="string">
            <text:p>Autozooids 0, 1, 6, 10, 2, 5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84.jpg</text:p>
          </table:table-cell>
          <table:table-cell office:value-type="string" calcext:value-type="string">
            <text:p>Autozooids 1, 10, 0, 17 etc (11 is a bit off on the area because of a crack)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85.jpg</text:p>
          </table:table-cell>
          <table:table-cell office:value-type="string" calcext:value-type="string">
            <text:p>Autozooids 0 and 7 are good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86.jpg</text:p>
          </table:table-cell>
          <table:table-cell office:value-type="string" calcext:value-type="string">
            <text:p>Autozooids 0 and 1 are okay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94.jpg</text:p>
          </table:table-cell>
          <table:table-cell office:value-type="string" calcext:value-type="string">
            <text:p>Autozooids 0, 1, 3, 6, 8, 11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95.jpg</text:p>
          </table:table-cell>
          <table:table-cell office:value-type="string" calcext:value-type="string">
            <text:p>Autozooids 5, 6, 15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96.jpg</text:p>
          </table:table-cell>
          <table:table-cell office:value-type="string" calcext:value-type="string">
            <text:p>Autozooids 0 and 1 (the top two) are okay?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397.jpg</text:p>
          </table:table-cell>
          <table:table-cell office:value-type="string" calcext:value-type="string">
            <text:p>Autozooid 6 if angle is okay. The other is adjacent to ancestr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401.jpg</text:p>
          </table:table-cell>
          <table:table-cell office:value-type="string" calcext:value-type="string">
            <text:p>Tried in different orientations. Autozooid 0 has a bump in the area mask. 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HR.6406.jpg</text:p>
          </table:table-cell>
          <table:table-cell office:value-type="string" calcext:value-type="string">
            <text:p>Autozooid 6 if nee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422.jpg</text:p>
          </table:table-cell>
          <table:table-cell office:value-type="string" calcext:value-type="string">
            <text:p>Maybe autozooids 3 and 6 if angle okay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6426.jpg</text:p>
          </table:table-cell>
          <table:table-cell office:value-type="string" calcext:value-type="string">
            <text:p>Autozooids 0, 6, 17, and more if angle isn’t too off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427.jpg</text:p>
          </table:table-cell>
          <table:table-cell office:value-type="string" calcext:value-type="string">
            <text:p>Autozooids 4, 6, and more if angle isn’t too off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430.jpg</text:p>
          </table:table-cell>
          <table:table-cell office:value-type="string" calcext:value-type="string">
            <text:p>Autozooid 6 if needed (but might be too distorted by angle?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431.jpg</text:p>
          </table:table-cell>
          <table:table-cell office:value-type="string" calcext:value-type="string">
            <text:p>Autozooid 8 and more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432.jpg</text:p>
          </table:table-cell>
          <table:table-cell office:value-type="string" calcext:value-type="string">
            <text:p>Autozooid 9, others seem at too much of an angle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6433.jpg</text:p>
          </table:table-cell>
          <table:table-cell office:value-type="string" calcext:value-type="string">
            <text:p>Autozooid 1 (nr 10s orifice a little underestimated, and autozooid area overestimated since it’s on the edge of the colon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434.jpg</text:p>
          </table:table-cell>
          <table:table-cell office:value-type="string" calcext:value-type="string">
            <text:p>Autozooid nr 3 may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435.jpg</text:p>
          </table:table-cell>
          <table:table-cell office:value-type="string" calcext:value-type="string">
            <text:p>Autozooids 0, 2, 3 but bubble-like, maybe distorted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6440.jpg</text:p>
          </table:table-cell>
          <table:table-cell office:value-type="string" calcext:value-type="string">
            <text:p>Autozooids 9 and 0 are okay despite poor preservation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472.jpg</text:p>
          </table:table-cell>
          <table:table-cell office:value-type="string" calcext:value-type="string">
            <text:p>Autozooids 4, 6, 9, 11 etc. 3 is next to ancestrula. Watch out for “taphonomically hidden” avicularia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505.jpg</text:p>
          </table:table-cell>
          <table:table-cell office:value-type="string" calcext:value-type="string">
            <text:p>Autozooid 1 but there’s a gap between the autozooid area mask and the ovicell mask. Autozooids nr 4 and 7 have weird shap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506.jpg</text:p>
          </table:table-cell>
          <table:table-cell office:value-type="string" calcext:value-type="string">
            <text:p>Maybe some if needed. Autozooids 10, 4, 15 all have gap between mask and ovicell. Nrs 6, 2 and 3 on broken edge have area/avicularia problems. Nr 7s avicularia isn’t detected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6507.jpg</text:p>
          </table:table-cell>
          <table:table-cell office:value-type="string" calcext:value-type="string">
            <text:p>Maybe if needed. Autozooids 3, 5, 13 are okay but all have abnormal shape. Ovicell mask problems.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6508.jpg</text:p>
          </table:table-cell>
          <table:table-cell office:value-type="string" calcext:value-type="string">
            <text:p>Maybe if needed. Autozooids 3 and 4 abnormal shape, ovicell mask problems and orifice angl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509.jpg</text:p>
          </table:table-cell>
          <table:table-cell office:value-type="string" calcext:value-type="string">
            <text:p>Autozooids 5, 10, 20; but abnormal shape, ovicell mask problems.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6511.jpg</text:p>
          </table:table-cell>
          <table:table-cell office:value-type="string" calcext:value-type="string">
            <text:p>Autozooid 3 but ovicell mask problems and irregular shape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513.jpg</text:p>
          </table:table-cell>
          <table:table-cell office:value-type="string" calcext:value-type="string">
            <text:p>Autozooid nr 2 but masks not perfect. Autozooid 0 touches image edge but might be oka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577.jpg</text:p>
          </table:table-cell>
          <table:table-cell office:value-type="string" calcext:value-type="string">
            <text:p>Autozooids 17, 18, 8. Nr 2s mask isn’t perfect. Maybe more if angles are okay</text:p>
          </table:table-cell>
          <table:table-cell/>
          <table:table-cell office:value-type="string" calcext:value-type="string">
            <text:p>mayb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578.jpg</text:p>
          </table:table-cell>
          <table:table-cell office:value-type="string" calcext:value-type="string">
            <text:p>Multiple. Image orientation with scale bar at the top seems to give best masks for autozooids on all sides of the ancestrula, but can be turned.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823.jpg</text:p>
          </table:table-cell>
          <table:table-cell office:value-type="string" calcext:value-type="string">
            <text:p>DeepBryo is struggling with autozooid/ovicell masks, but some are borderline-okay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824.jpg</text:p>
          </table:table-cell>
          <table:table-cell office:value-type="string" calcext:value-type="string">
            <text:p>Some might be okay if angle isn’t too far off. DeepBryo struggling with autozooid/ovicell mask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891.jpg</text:p>
          </table:table-cell>
          <table:table-cell office:value-type="string" calcext:value-type="string">
            <text:p>If needed, nr 10. Angle and masks seem off for oth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892.jpg</text:p>
          </table:table-cell>
          <table:table-cell office:value-type="string" calcext:value-type="string">
            <text:p>Maybe nr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893.jpg</text:p>
          </table:table-cell>
          <table:table-cell office:value-type="string" calcext:value-type="string">
            <text:p>Maybe nr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945.jpg</text:p>
          </table:table-cell>
          <table:table-cell office:value-type="string" calcext:value-type="string">
            <text:p>Maybe nr 1 and 0 but they’re small, irregularly shaped and ovicells above each are overestimat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946.jpg</text:p>
          </table:table-cell>
          <table:table-cell office:value-type="string" calcext:value-type="string">
            <text:p>Maybe autozooid 0 but gap between its mask and ovicell mask be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949.jpg</text:p>
          </table:table-cell>
          <table:table-cell office:value-type="string" calcext:value-type="string">
            <text:p>The few potential ones (24, 14, 8) have mask issu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950.jpg</text:p>
          </table:table-cell>
          <table:table-cell office:value-type="string" calcext:value-type="string">
            <text:p>Maybe nr 6 but a bit of sl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952.jpg</text:p>
          </table:table-cell>
          <table:table-cell office:value-type="string" calcext:value-type="string">
            <text:p>Maybe nr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6983.jpg</text:p>
          </table:table-cell>
          <table:table-cell office:value-type="string" calcext:value-type="string">
            <text:p>Nr 1, 6, 7. 9s mask a bit off. 24S area overstimated at colony edge. Nr 87 is not an ovicell! Angles for others?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6984.jpg</text:p>
          </table:table-cell>
          <table:table-cell office:value-type="string" calcext:value-type="string">
            <text:p>Autozooids 10, 3, 0, 7, 9. Nr 4s area is overestimated. Nr 1 doesn’t seem fully formed. Calcification and dirt make lines unclear for others. Counter-intuitively the masks seem better when sclar bar is facing the top, even though many autozooids are then sideways.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table:style-name="ce6" office:value-type="string" calcext:value-type="string">
            <text:p>MHR.7021.jpg</text:p>
          </table:table-cell>
          <table:table-cell office:value-type="string" calcext:value-type="string">
            <text:p>Several autozooids detected well, but variation is due to environment</text:p>
          </table:table-cell>
          <table:table-cell/>
          <table:table-cell office:value-type="string" calcext:value-type="string">
            <text:p>yes, but irregular</text:p>
          </table:table-cell>
          <table:table-cell/>
        </table:table-row>
        <table:table-row table:style-name="ro1">
          <table:table-cell office:value-type="string" calcext:value-type="string">
            <text:p>MHR.7022.jpg</text:p>
          </table:table-cell>
          <table:table-cell office:value-type="string" calcext:value-type="string">
            <text:p>Masks questionable. Nr 13 when scalebar is on the right.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HR.7056.jpg</text:p>
          </table:table-cell>
          <table:table-cell office:value-type="string" calcext:value-type="string">
            <text:p>If needed, nr 1 (irregular shape) and nr 6. Masks are off on oth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057.jpg</text:p>
          </table:table-cell>
          <table:table-cell office:value-type="string" calcext:value-type="string">
            <text:p>Maybe nr 2 and Nr 4. Nr 1 touches edge. Orifice masks slightly over edg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058.jpg</text:p>
          </table:table-cell>
          <table:table-cell office:value-type="string" calcext:value-type="string">
            <text:p>Nr 4. Nr 10s area seems a bit uncertain.. Nr 5s avicularia is a hole but okay. Nr 3 and 0 seem okay but border between them is uncertain. (Omit 11 because part could be broken)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HR.7066.jpg</text:p>
          </table:table-cell>
          <table:table-cell office:value-type="string" calcext:value-type="string">
            <text:p>Nr 2, but gap between autozooid mask and ovicell mask. Same for nr 3, and area underestimated (a protrusion on the left is missing and top is underestimated. Ovicell 79 below 3 might be overestimated, and ovicell above nr 3 isn’t detected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067.jpg</text:p>
          </table:table-cell>
          <table:table-cell office:value-type="string" calcext:value-type="string">
            <text:p>Nr 1 and 9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070.jpg</text:p>
          </table:table-cell>
          <table:table-cell office:value-type="string" calcext:value-type="string">
            <text:p>Nrs 4, 0, 7 are good. Nrs 3, 11, 16, 21, 9, 19 and 13 have uncertain boundaries although DeepBryo is confident. Nr 8 is not on the same plane. Nr 10 might be near to ancestrula/broken edge.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097.jpg</text:p>
          </table:table-cell>
          <table:table-cell office:value-type="string" calcext:value-type="string">
            <text:p>Nr 3 and 4 at least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098.jpg</text:p>
          </table:table-cell>
          <table:table-cell office:value-type="string" calcext:value-type="string">
            <text:p>Nr 1 and 5 at least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099.jpg</text:p>
          </table:table-cell>
          <table:table-cell office:value-type="string" calcext:value-type="string">
            <text:p>Nrs 6, 9, 0 seem good.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100.jpg</text:p>
          </table:table-cell>
          <table:table-cell office:value-type="string" calcext:value-type="string">
            <text:p>Nr 0 has overestimated area on edge of colony, nrs 3 and 5 maybe too much of an angle.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MHR.7101.jpg</text:p>
          </table:table-cell>
          <table:table-cell office:value-type="string" calcext:value-type="string">
            <text:p>Nr 10, maybe nr 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102.jpg</text:p>
          </table:table-cell>
          <table:table-cell office:value-type="string" calcext:value-type="string">
            <text:p>Nr 2 is good. Nrs 9, 1, and 5 maybe but all uncertain borders. Masks are best when scale bar is on the left.</text:p>
          </table:table-cell>
          <table:table-cell/>
          <table:table-cell office:value-type="string" calcext:value-type="string">
            <text:p>maybe</text:p>
          </table:table-cell>
          <table:table-cell/>
        </table:table-row>
        <table:table-row table:style-name="ro1">
          <table:table-cell office:value-type="string" calcext:value-type="string">
            <text:p>MHR.7107.jpg</text:p>
          </table:table-cell>
          <table:table-cell office:value-type="string" calcext:value-type="string">
            <text:p>Nr 11, but it is small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139.jpg</text:p>
          </table:table-cell>
          <table:table-cell office:value-type="string" calcext:value-type="string">
            <text:p>Maybe nr 1 if needed but masks aren’t perf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165.jpg</text:p>
          </table:table-cell>
          <table:table-cell office:value-type="string" calcext:value-type="string">
            <text:p>Autozooids 0 and 1 but some sl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HR.7238.jpg</text:p>
          </table:table-cell>
          <table:table-cell office:value-type="string" calcext:value-type="string">
            <text:p>Nrs 0, 1, 3 for example. Nr 25 maybe but ovicell overestimated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345.jpg</text:p>
          </table:table-cell>
          <table:table-cell office:value-type="string" calcext:value-type="string">
            <text:p>Nr 0 and 10 at least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387.jpg</text:p>
          </table:table-cell>
          <table:table-cell office:value-type="string" calcext:value-type="string">
            <text:p>Nrs 3, 4, 7, and 9, maybe nr 6 as well.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388.jpg</text:p>
          </table:table-cell>
          <table:table-cell office:value-type="string" calcext:value-type="string">
            <text:p>Many; nr 0, 1, 2, 4, 5, etc (15?). Nr 16 might be next to ancestrula.</text:p>
          </table:table-cell>
          <table:table-cell/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HR.7407.jpg</text:p>
          </table:table-cell>
          <table:table-cell office:value-type="string" calcext:value-type="string">
            <text:p>Some mask issues but maybe 7, 10, 0, 5, 1</text:p>
          </table:table-cell>
          <table:table-cell table:number-columns-repeated="3"/>
        </table:table-row>
      </table:table>
      <table:table table:name="Files from keepfolder that might not be good" table:style-name="ta1">
        <table:table-column table:style-name="co6" table:default-cell-style-name="Default"/>
        <table:table-column table:style-name="co5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MHR.5523.jpg</text:p>
          </table:table-cell>
          <table:table-cell office:value-type="string" calcext:value-type="string">
            <text:p>Autozooid 4 and 12 if needed, but areas a little sloppy and orifices might be too angl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5T11:23:57.907356924</meta:creation-date>
    <dc:date>2024-07-24T13:39:32.746001024</dc:date>
    <meta:editing-duration>PT8H52M38S</meta:editing-duration>
    <meta:editing-cycles>61</meta:editing-cycles>
    <meta:generator>LibreOffice/7.3.7.2$Linux_X86_64 LibreOffice_project/30$Build-2</meta:generator>
    <meta:document-statistic meta:table-count="2" meta:cell-count="303" meta:object-count="0"/>
  </office:meta>
</office:document-meta>
</file>